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934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5.19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4.21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6.172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157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3.558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3.993cm"/>
    </style:style>
    <style:style style:name="co22" style:family="table-column">
      <style:table-column-properties fo:break-before="auto" style:column-width="3.50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3.595cm"/>
    </style:style>
    <style:style style:name="co2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/>
    </style:style>
    <style:style style:name="ce22" style:family="table-cell" style:parent-style-name="Default">
      <style:table-cell-properties fo:background-color="#ffff6d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background-color="#ccccc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style:font-name-asian="DejaVu Sans" style:font-name-complex="DejaVu Sans"/>
    </style:style>
    <style:style style:name="ce18" style:family="table-cell" style:parent-style-name="Default">
      <style:table-cell-properties fo:background-color="#5983b0"/>
    </style:style>
    <style:style style:name="ce19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table:style-name="ce6"/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relationships</text:p>
          </table:table-cell>
          <table:table-cell table:number-columns-repeated="2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ne User can book appoinment for Many patient (1:M)</text:p>
          </table:table-cell>
          <table:table-cell table:number-columns-repeated="12"/>
          <table:table-cell office:value-type="string" calcext:value-type="string">
            <text:p>Patient - &gt; Appointments</text:p>
          </table:table-cell>
          <table:table-cell table:number-columns-repeated="2"/>
          <table:table-cell office:value-type="string" calcext:value-type="string">
            <text:p>one Appointment can belong to only one Doctor (1:1)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 table:number-columns-spanned="9" table:number-rows-spanned="1">
            <text:p>Patient Registeration</text:p>
          </table:table-cell>
          <table:covered-table-cell table:number-columns-repeated="8" table:style-name="ce1"/>
          <table:table-cell/>
          <table:table-cell table:style-name="ce1" office:value-type="string" calcext:value-type="string" table:number-columns-spanned="2" table:number-rows-spanned="1">
            <text:p>receptionist</text:p>
          </table:table-cell>
          <table:covered-table-cell table:style-name="ce8"/>
          <table:table-cell/>
          <table:table-cell office:value-type="string" calcext:value-type="string">
            <text:p>one Patient can have Many Appointment (1:1)</text:p>
          </table:table-cell>
          <table:table-cell table:number-columns-repeated="2"/>
          <table:table-cell office:value-type="string" calcext:value-type="string">
            <text:p>one Doctor can have Many Appointments (1:M)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dob</text:p>
          </table:table-cell>
          <table:table-cell table:style-name="ce5" office:value-type="string" calcext:value-type="string">
            <text:p>mobile number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updated_at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number-columns-repeated="4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Dr -&gt; doctor_schedule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one time can have Many Doctors (1:M)</text:p>
          </table:table-cell>
          <table:table-cell table:number-columns-repeated="2"/>
          <table:table-cell office:value-type="string" calcext:value-type="string">
            <text:p>Dr -&gt; Specialization</text:p>
          </table:table-cell>
          <table:table-cell table:number-columns-repeated="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7"/>
          <table:table-cell office:value-type="string" calcext:value-type="string">
            <text:p>one Doctor can have Many Specialization (1:M)</text:p>
          </table:table-cell>
          <table:table-cell table:number-columns-repeated="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4"/>
          <table:table-cell office:value-type="string" calcext:value-type="string">
            <text:p>Appointments -&gt; appointment_status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4"/>
          <table:table-cell office:value-type="string" calcext:value-type="string">
            <text:p>one Appointment can have only one Status (1:1)</text:p>
          </table:table-cell>
          <table:table-cell table:number-columns-repeated="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4"/>
          <table:table-cell office:value-type="string" calcext:value-type="string">
            <text:p>one Status can belong to Many Appointments (1:M)</text:p>
          </table:table-cell>
          <table:table-cell table:number-columns-repeated="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len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2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2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efen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2002-11-07" calcext:value-type="date">
            <text:p>07/11/02</text:p>
          </table:table-cell>
          <table:table-cell table:style-name="ce12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5M00S" calcext:value-type="time">
            <text:p>13:05:00</text:p>
          </table:table-cell>
          <table:table-cell table:number-columns-repeated="2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aroline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99-03-29" calcext:value-type="date">
            <text:p>29/03/99</text:p>
          </table:table-cell>
          <table:table-cell table:style-name="ce12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4H01M00S" calcext:value-type="time">
            <text:p>14:01:00</text:p>
          </table:table-cell>
          <table:table-cell table:style-name="ce11" office:value-type="time" office:time-value="PT14H05M00S" calcext:value-type="time">
            <text:p>14:05:00</text:p>
          </table:table-cell>
          <table:table-cell table:number-columns-repeated="3"/>
          <table:table-cell office:value-type="string" calcext:value-type="string">
            <text:p>Denormalization -&gt; </text:p>
          </table:table-cell>
          <table:table-cell office:value-type="string" calcext:value-type="string">
            <text:p>name ,mobile no</text:p>
          </table:table-cell>
          <table:table-cell table:number-columns-repeated="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onie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88-05-17" calcext:value-type="date">
            <text:p>17/05/8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15H01M00S" calcext:value-type="time">
            <text:p>15:01:00</text:p>
          </table:table-cell>
          <table:table-cell table:style-name="ce11" office:value-type="time" office:time-value="PT15H05M00S" calcext:value-type="time">
            <text:p>15:05: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Assumptions for user tabl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1. Single Sign in pag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2. Single Sign up (Patient User) 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3 <text:s/>(Doctor, Staff etc) Admin can add user with basic login eg name , password and later user update their details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8" table:number-rows-spanned="1">
            <text:p><text:s/>User</text:p>
          </table:table-cell>
          <table:covered-table-cell table:number-columns-repeated="7" table:style-name="ce20"/>
          <table:table-cell table:number-columns-repeated="5"/>
          <table:table-cell table:style-name="ce1" office:value-type="string" calcext:value-type="string" table:number-columns-spanned="4" table:number-rows-spanned="1">
            <text:p>doctor_schedule</text:p>
          </table:table-cell>
          <table:covered-table-cell table:number-columns-repeated="3" table:style-name="ce8"/>
          <table:table-cell table:number-columns-repeated="5"/>
        </table:table-row>
        <table:table-row table:style-name="ro1">
          <table:table-cell table:number-columns-repeated="12"/>
          <table:table-cell table:style-name="ce17" office:value-type="string" calcext:value-type="string">
            <text:p>id (PK)</text:p>
          </table:table-cell>
          <table:table-cell table:style-name="ce17" office:value-type="string" calcext:value-type="string">
            <text:p>name varchar(30)</text:p>
          </table:table-cell>
          <table:table-cell table:style-name="ce17" office:value-type="string" calcext:value-type="string">
            <text:p>mobile</text:p>
          </table:table-cell>
          <table:table-cell table:style-name="ce17" office:value-type="string" calcext:value-type="string">
            <text:p>dob</text:p>
          </table:table-cell>
          <table:table-cell table:style-name="ce17" office:value-type="string" calcext:value-type="string">
            <text:p>otp</text:p>
          </table:table-cell>
          <table:table-cell table:style-name="ce17" office:value-type="string" calcext:value-type="string">
            <text:p>otp_expires_at</text:p>
          </table:table-cell>
          <table:table-cell table:style-name="ce17" office:value-type="string" calcext:value-type="string">
            <text:p>created_at</text:p>
          </table:table-cell>
          <table:table-cell table:style-name="ce17" office:value-type="string" calcext:value-type="string">
            <text:p>updated_at</text:p>
          </table:table-cell>
          <table:table-cell table:number-columns-repeated="5"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/>FK (int)</text:p>
          </table:table-cell>
          <table:table-cell table:style-name="ce5" office:value-type="string" calcext:value-type="string">
            <text:p>start_time (Time) </text:p>
          </table:table-cell>
          <table:table-cell table:style-name="ce5" office:value-type="string" calcext:value-type="string">
            <text:p>end_time (Time)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float" office:value="9876543709" calcext:value-type="float">
            <text:p>9876543709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float" office:value="1241" calcext:value-type="float">
            <text:p>1241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2H00M00S" calcext:value-type="time">
            <text:p>12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float" office:value="9276443710" calcext:value-type="float">
            <text:p>9276443710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float" office:value="1252" calcext:value-type="float">
            <text:p>1252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 table:number-columns-repeated="5"/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11H00M00S" calcext:value-type="time">
            <text:p>11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float" office:value="9873543711" calcext:value-type="float">
            <text:p>9873543711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float" office:value="1263" calcext:value-type="float">
            <text:p>1263</text:p>
          </table:table-cell>
          <table:table-cell table:style-name="ce11" office:value-type="time" office:time-value="PT09H05M00S" calcext:value-type="time">
            <text:p>09:05:00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5"/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5H00M00S" calcext:value-type="time">
            <text:p>15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float" office:value="9576543712" calcext:value-type="float">
            <text:p>9576543712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float" office:value="1274" calcext:value-type="float">
            <text:p>1274</text:p>
          </table:table-cell>
          <table:table-cell table:style-name="ce11" office:value-type="time" office:time-value="PT10H05M00S" calcext:value-type="time">
            <text:p>10:05:00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5"/>
          <table:table-cell table:number-columns-repeated="2" table:style-name="ce7" office:value-type="float" office:value="4" calcext:value-type="float">
            <text:p>4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4H00M00S" calcext:value-type="time">
            <text:p>14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float" office:value="9876543713" calcext:value-type="float">
            <text:p>9876543713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float" office:value="1275" calcext:value-type="float">
            <text:p>1275</text:p>
          </table:table-cell>
          <table:table-cell table:style-name="ce11" office:value-type="time" office:time-value="PT06H05M00S" calcext:value-type="time">
            <text:p>06:05:00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5"/>
          <table:table-cell table:number-columns-repeated="2" table:style-name="ce7" office:value-type="float" office:value="5" calcext:value-type="float">
            <text:p>5</text:p>
          </table:table-cell>
          <table:table-cell table:style-name="ce11" office:value-type="time" office:time-value="PT04H00M00S" calcext:value-type="time">
            <text:p>04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float" office:value="9876543714" calcext:value-type="float">
            <text:p>9876543714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float" office:value="1276" calcext:value-type="float">
            <text:p>1276</text:p>
          </table:table-cell>
          <table:table-cell table:style-name="ce11" office:value-type="time" office:time-value="PT11H05M00S" calcext:value-type="time">
            <text:p>11:05:00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5H00M00S" calcext:value-type="time">
            <text:p>05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ara</text:p>
          </table:table-cell>
          <table:table-cell table:style-name="ce7" office:value-type="float" office:value="9876543715" calcext:value-type="float">
            <text:p>9876543715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float" office:value="1277" calcext:value-type="float">
            <text:p>1277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 table:number-columns-spanned="3" table:number-rows-spanned="1">
            <text:p>doctor</text:p>
          </table:table-cell>
          <table:covered-table-cell table:number-columns-repeated="2" table:style-name="ce8"/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float" office:value="9876543716" calcext:value-type="float">
            <text:p>9876543716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float" office:value="1278" calcext:value-type="float">
            <text:p>1278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user_id</text:p>
          </table:table-cell>
          <table:table-cell table:style-name="ce24" office:value-type="string" calcext:value-type="string">
            <text:p>procurement_year</text:p>
          </table:table-cell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Edward Jenner</text:p>
          </table:table-cell>
          <table:table-cell table:style-name="ce7" office:value-type="float" office:value="9876543717" calcext:value-type="float">
            <text:p>9876543717</text:p>
          </table:table-cell>
          <table:table-cell table:style-name="ce12" office:value-type="date" office:date-value="1968-12-09" calcext:value-type="date">
            <text:p>09/12/68</text:p>
          </table:table-cell>
          <table:table-cell table:style-name="ce7" office:value-type="float" office:value="1279" calcext:value-type="float">
            <text:p>1279</text:p>
          </table:table-cell>
          <table:table-cell table:style-name="ce11" office:value-type="time" office:time-value="PT36H05M00S" calcext:value-type="time">
            <text:p>12:05:00</text:p>
          </table:table-cell>
          <table:table-cell table:style-name="ce11" office:value-type="time" office:time-value="PT60H01M00S" calcext:value-type="time">
            <text:p>12:01:00</text:p>
          </table:table-cell>
          <table:table-cell table:style-name="ce11" office:value-type="time" office:time-value="PT36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Elizabeth Blackwell</text:p>
          </table:table-cell>
          <table:table-cell table:style-name="ce7" office:value-type="float" office:value="9876543718" calcext:value-type="float">
            <text:p>9876543718</text:p>
          </table:table-cell>
          <table:table-cell table:style-name="ce12" office:value-type="date" office:date-value="1958-12-10" calcext:value-type="date">
            <text:p>10/12/58</text:p>
          </table:table-cell>
          <table:table-cell table:style-name="ce7" office:value-type="float" office:value="1280" calcext:value-type="float">
            <text:p>1280</text:p>
          </table:table-cell>
          <table:table-cell table:style-name="ce11" office:value-type="time" office:time-value="PT60H05M00S" calcext:value-type="time">
            <text:p>12:05:00</text:p>
          </table:table-cell>
          <table:table-cell table:style-name="ce11" office:value-type="time" office:time-value="PT84H01M00S" calcext:value-type="time">
            <text:p>12:01:00</text:p>
          </table:table-cell>
          <table:table-cell table:style-name="ce11" office:value-type="time" office:time-value="PT60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Daniel <text:s/>Williams</text:p>
          </table:table-cell>
          <table:table-cell table:style-name="ce7" office:value-type="float" office:value="9876543719" calcext:value-type="float">
            <text:p>9876543719</text:p>
          </table:table-cell>
          <table:table-cell table:style-name="ce12" office:value-type="date" office:date-value="1988-12-11" calcext:value-type="date">
            <text:p>11/12/88</text:p>
          </table:table-cell>
          <table:table-cell table:style-name="ce7" office:value-type="float" office:value="1281" calcext:value-type="float">
            <text:p>1281</text:p>
          </table:table-cell>
          <table:table-cell table:style-name="ce11" office:value-type="time" office:time-value="PT84H05M00S" calcext:value-type="time">
            <text:p>12:05:00</text:p>
          </table:table-cell>
          <table:table-cell table:style-name="ce11" office:value-type="time" office:time-value="PT108H01M00S" calcext:value-type="time">
            <text:p>12:01:00</text:p>
          </table:table-cell>
          <table:table-cell table:style-name="ce11" office:value-type="time" office:time-value="PT84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Alexander Fleming</text:p>
          </table:table-cell>
          <table:table-cell table:style-name="ce7" office:value-type="float" office:value="9876543720" calcext:value-type="float">
            <text:p>9876543720</text:p>
          </table:table-cell>
          <table:table-cell table:style-name="ce12" office:value-type="date" office:date-value="1978-12-12" calcext:value-type="date">
            <text:p>12/12/78</text:p>
          </table:table-cell>
          <table:table-cell table:style-name="ce7" office:value-type="float" office:value="1282" calcext:value-type="float">
            <text:p>1282</text:p>
          </table:table-cell>
          <table:table-cell table:style-name="ce11" office:value-type="time" office:time-value="PT108H05M00S" calcext:value-type="time">
            <text:p>12:05:00</text:p>
          </table:table-cell>
          <table:table-cell table:style-name="ce11" office:value-type="time" office:time-value="PT132H01M00S" calcext:value-type="time">
            <text:p>12:01:00</text:p>
          </table:table-cell>
          <table:table-cell table:style-name="ce11" office:value-type="time" office:time-value="PT108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"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Helen Brooke</text:p>
          </table:table-cell>
          <table:table-cell table:style-name="ce7" office:value-type="float" office:value="9876543721" calcext:value-type="float">
            <text:p>9876543721</text:p>
          </table:table-cell>
          <table:table-cell table:style-name="ce12" office:value-type="date" office:date-value="1966-12-13" calcext:value-type="date">
            <text:p>13/12/66</text:p>
          </table:table-cell>
          <table:table-cell table:style-name="ce7" office:value-type="float" office:value="1283" calcext:value-type="float">
            <text:p>1283</text:p>
          </table:table-cell>
          <table:table-cell table:style-name="ce11" office:value-type="time" office:time-value="PT132H05M00S" calcext:value-type="time">
            <text:p>12:05:00</text:p>
          </table:table-cell>
          <table:table-cell table:style-name="ce11" office:value-type="time" office:time-value="PT12H01M00S" calcext:value-type="time">
            <text:p>12:01:00</text:p>
          </table:table-cell>
          <table:table-cell table:style-name="ce11" office:value-type="time" office:time-value="PT180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"/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Jean Grey</text:p>
          </table:table-cell>
          <table:table-cell table:style-name="ce7" office:value-type="float" office:value="99999999999" calcext:value-type="float">
            <text:p>99999999999</text:p>
          </table:table-cell>
          <table:table-cell table:style-name="ce12" office:value-type="date" office:date-value="1977-12-17" calcext:value-type="date">
            <text:p>17/12/77</text:p>
          </table:table-cell>
          <table:table-cell table:style-name="ce7" office:value-type="float" office:value="1284" calcext:value-type="float">
            <text:p>1284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01M00S" calcext:value-type="time">
            <text:p>12:01:00</text:p>
          </table:table-cell>
          <table:table-cell table:style-name="ce11" office:value-type="time" office:time-value="PT204H05M00S" calcext:value-type="time">
            <text:p>12:05:00</text:p>
          </table:table-cell>
          <table:table-cell table:number-columns-repeated="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2" table:number-rows-spanned="1">
            <text:p><text:s text:c="4"/>user_roles</text:p>
          </table:table-cell>
          <table:covered-table-cell table:style-name="ce8"/>
          <table:table-cell/>
          <table:table-cell table:style-name="ce1" office:value-type="string" calcext:value-type="string" table:number-columns-spanned="2" table:number-rows-spanned="1">
            <text:p><text:s text:c="3"/>roles</text:p>
          </table:table-cell>
          <table:covered-table-cell table:style-name="ce8"/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roles_id</text:p>
          </table:table-cell>
          <table:table-cell/>
          <table:table-cell table:style-name="ce5" office:value-type="string" calcext:value-type="string">
            <text:p>id </text:p>
          </table:table-cell>
          <table:table-cell table:style-name="ce5" office:value-type="string" calcext:value-type="string">
            <text:p>name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atient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ff(Receiptionist)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ctor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6 doctors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8"/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0:00:00 to 12:00:00</text:p>
          </table:table-cell>
          <table:table-cell table:style-name="ce7" office:value-type="string" calcext:value-type="string">
            <text:p>14:00:00 to 16:00:00</text:p>
          </table:table-cell>
          <table:table-cell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/>
          <table:table-cell table:number-columns-repeated="25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:00:00 to 11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5:00:00 to 17:00:00</text:p>
          </table:table-cell>
          <table:table-cell table:style-name="ce7" office:value-type="string" calcext:value-type="string">
            <text:p>10:00:00 to 13:00:00</text:p>
          </table:table-cell>
          <table:table-cell table:style-name="ce7" office:value-type="string" calcext:value-type="string">
            <text:p>10:00:00 to 11:00:0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0 to 14:00:00</text:p>
          </table:table-cell>
          <table:table-cell table:style-name="ce7" office:value-type="string" calcext:value-type="string">
            <text:p>15:00:00 to 17:00:00</text:p>
          </table:table-cell>
          <table:table-cell table:style-name="ce7" office:value-type="string" calcext:value-type="string">
            <text:p>16:00:00 to 17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3:00:00 to 14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10:00:00 to 12:00:00</text:p>
          </table:table-cell>
          <table:table-cell table:style-name="ce7" office:value-type="string" calcext:value-type="string">
            <text:p>14:00:00 to 16:00:00</text:p>
          </table:table-cell>
          <table:table-cell table:style-name="ce7" office:value-type="string" calcext:value-type="string">
            <text:p>10:00:00 to 13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4:00:00 to 15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0 to 14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6:00:00 to 17:00: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7:00:00 to 18:00:00</text:p>
          </table:table-cell>
          <table:table-cell table:style-name="ce7" office:value-type="string" calcext:value-type="string">
            <text:p>16:00:00 to 17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2:00:00 to 14:00:00</text:p>
          </table:table-cell>
          <table:table-cell table:style-name="ce7" office:value-type="string" calcext:value-type="string">
            <text:p>12:00:00 to 13:00:00</text:p>
          </table:table-cell>
          <table:table-cell table:style-name="ce7" office:value-type="string" calcext:value-type="string">
            <text:p>17:00:00 to 18:00:00</text:p>
          </table:table-cell>
          <table:table-cell table:style-name="ce23"/>
          <table:table-cell table:number-columns-repeated="25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office:value-type="string" calcext:value-type="string">
            <text:p>NOTE -</text:p>
          </table:table-cell>
          <table:table-cell office:value-type="string" calcext:value-type="string">
            <text:p>Shift 1 is from 9 AM-1PM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hift 2 is from 2PM – 5PM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8"/>
          <table:table-cell table:number-columns-repeated="25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-2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1-2</text:p>
          </table:table-cell>
          <table:table-cell table:style-name="ce7"/>
          <table:table-cell table:number-columns-repeated="25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hit 1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hift 2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hit 2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i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-2</text:p>
          </table:table-cell>
          <table:table-cell table:number-columns-repeated="2" table:style-name="ce7" office:value-type="string" calcext:value-type="string">
            <text:p>Shift 1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hi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Shift 2</text:p>
          </table:table-cell>
          <table:table-cell table:number-columns-repeated="2" table:style-name="ce7" office:value-type="string" calcext:value-type="string">
            <text:p>Shift 1-2</text:p>
          </table:table-cell>
          <table:table-cell table:number-columns-repeated="25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doctor_specialisation</text:p>
          </table:table-cell>
          <table:covered-table-cell table:number-columns-repeated="2" table:style-name="ce8"/>
          <table:table-cell/>
          <table:table-cell table:style-name="ce1" office:value-type="string" calcext:value-type="string" table:number-columns-spanned="3" table:number-rows-spanned="1">
            <text:p>specialisation</text:p>
          </table:table-cell>
          <table:covered-table-cell table:number-columns-repeated="2" table:style-name="ce8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 text:c="5"/>FK (int)</text:p>
          </table:table-cell>
          <table:table-cell table:style-name="ce5" office:value-type="string" calcext:value-type="string">
            <text:p>specialisation_id <text:s/>FK (int)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</text:p>
          </table:table-cell>
          <table:table-cell table:number-columns-repeated="2"/>
          <table:table-cell table:style-name="ce18" office:value-type="string" calcext:value-type="string">
            <text:p>Appointment_status</text:p>
          </table:table-cell>
          <table:table-cell table:style-name="ce18"/>
          <table:table-cell table:number-columns-repeated="19"/>
        </table:table-row>
        <table:table-row table:style-name="ro1">
          <table:table-cell/>
          <table:table-cell table:style-name="ce14" office:value-type="string" calcext:value-type="string">
            <text:p>Reason </text:p>
          </table:table-cell>
          <table:table-cell table:style-name="ce14"/>
          <table:table-cell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BBS</text:p>
          </table:table-cell>
          <table:table-cell table:style-name="ce7" office:value-type="string" calcext:value-type="string">
            <text:p>General Physician</text:p>
          </table:table-cell>
          <table:table-cell table:number-columns-repeated="2"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Type</text:p>
          </table:table-cell>
          <table:table-cell table:number-columns-repeated="19"/>
        </table:table-row>
        <table:table-row table:style-name="ro1"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reaso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rdiologist</text:p>
          </table:table-cell>
          <table:table-cell table:style-name="ce7" office:value-type="string" calcext:value-type="string">
            <text:p>Heart Specialist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quest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eadach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hysiatrists</text:p>
          </table:table-cell>
          <table:table-cell table:style-name="ce7" office:value-type="string" calcext:value-type="string">
            <text:p>Physiatrist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pprov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Routine Checku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urologist</text:p>
          </table:table-cell>
          <table:table-cell table:style-name="ce7" office:value-type="string" calcext:value-type="string">
            <text:p>Expert of brain and nervous system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ancel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kin infectio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ermatologist</text:p>
          </table:table-cell>
          <table:table-cell table:style-name="ce7" office:value-type="string" calcext:value-type="string">
            <text:p>Treat diseases of skinf and hair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ject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BodyAch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nesthesiologist</text:p>
          </table:table-cell>
          <table:table-cell table:style-name="ce7" office:value-type="string" calcext:value-type="string">
            <text:p>Physician who performs anesthesia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inished</text:p>
          </table:table-cell>
          <table:table-cell table:number-columns-repeated="19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tomachAch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anceled</text:p>
          </table:table-cell>
          <table:covered-table-cell table:style-name="ce8"/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aso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ther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ctor Not available</text:p>
          </table:table-cell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DATE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8" office:value-type="string" calcext:value-type="string">
            <text:p><text:s/>update by rep </text:p>
          </table:table-cell>
          <table:table-cell table:style-name="ce15" office:value-type="string" calcext:value-type="string">
            <text:p><text:s/>Patient cancel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Appointments </text:p>
          </table:table-cell>
          <table:covered-table-cell table:number-columns-repeated="9" table:style-name="ce8"/>
          <table:table-cell table:style-name="ce30" table:number-columns-spanned="2" table:number-rows-spanned="1"/>
          <table:covered-table-cell/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patient_id (FK) 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Reason for appointment(FK)</text:p>
          </table:table-cell>
          <table:table-cell table:style-name="ce5" office:value-type="string" calcext:value-type="string">
            <text:p>Reporting_time</text:p>
          </table:table-cell>
          <table:table-cell table:style-name="ce5" office:value-type="string" calcext:value-type="string">
            <text:p>in_Time</text:p>
          </table:table-cell>
          <table:table-cell table:style-name="ce5" office:value-type="string" calcext:value-type="string">
            <text:p>out_Time</text:p>
          </table:table-cell>
          <table:table-cell table:style-name="ce5" office:value-type="string" calcext:value-type="string">
            <text:p>status_id</text:p>
          </table:table-cell>
          <table:table-cell table:style-name="ce5" office:value-type="string" calcext:value-type="string">
            <text:p>isCanceled</text:p>
          </table:table-cell>
          <table:table-cell table:style-name="ce5" office:value-type="string" calcext:value-type="string">
            <text:p>cancel_id</text:p>
          </table:table-cell>
          <table:table-cell table:style-name="ce5" office:value-type="string" calcext:value-type="string">
            <text:p>requested_at</text:p>
          </table:table-cell>
          <table:table-cell table:style-name="ce5" office:value-type="string" calcext:value-type="string">
            <text:p>updated_at</text:p>
          </table:table-cell>
          <table:table-cell table:number-columns-repeated="21"/>
        </table:table-row>
        <table:table-row table:style-name="ro1"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style-name="ce11" office:value-type="time" office:time-value="PT09H45M00S" calcext:value-type="time">
            <text:p>09:45:00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02M00S" calcext:value-type="time">
            <text:p>08:02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15M00S" calcext:value-type="time">
            <text:p>08:15:00</text:p>
          </table:table-cell>
          <table:table-cell table:style-name="ce11" office:value-type="time" office:time-value="PT08H30M00S" calcext:value-type="time">
            <text:p>08:3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09H00M00S" calcext:value-type="time">
            <text:p>09:00:00</text:p>
          </table:table-cell>
          <table:table-cell table:style-name="ce11" office:value-type="time" office:time-value="PT09H20M00S" calcext:value-type="time">
            <text:p>09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10M00S" calcext:value-type="time">
            <text:p>08:1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13H00M00S" calcext:value-type="time">
            <text:p>13:00:00</text:p>
          </table:table-cell>
          <table:table-cell table:style-name="ce11" office:value-type="time" office:time-value="PT13H20M00S" calcext:value-type="time">
            <text:p>13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11" office:value-type="time" office:time-value="PT09H35M00S" calcext:value-type="time">
            <text:p>09:35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11" office:value-type="time" office:time-value="PT10H35M00S" calcext:value-type="time">
            <text:p>10:35:00</text:p>
          </table:table-cell>
          <table:table-cell table:style-name="ce11" office:value-type="time" office:time-value="PT10H45M00S" calcext:value-type="time">
            <text:p>10:4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45M00S" calcext:value-type="time">
            <text:p>08:45:00</text:p>
          </table:table-cell>
          <table:table-cell table:style-name="ce11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?</text:p>
          </table:table-cell>
          <table:table-cell table:number-columns-repeated="19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10M00S" calcext:value-type="time">
            <text:p>12:10:00</text:p>
          </table:table-cell>
          <table:table-cell table:style-name="ce11" office:value-type="time" office:time-value="PT12H20M00S" calcext:value-type="time">
            <text:p>12:20:00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0H12M00S" calcext:value-type="time">
            <text:p>10:12:00</text:p>
          </table:table-cell>
          <table:table-cell table:style-name="ce11" office:value-type="time" office:time-value="PT10H18M00S" calcext:value-type="time">
            <text:p>10:18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1" office:value-type="time" office:time-value="PT04H00M00S" calcext:value-type="time">
            <text:p>04:00:00</text:p>
          </table:table-cell>
          <table:table-cell table:style-name="ce11" office:value-type="time" office:time-value="PT04H20M00S" calcext:value-type="time">
            <text:p>04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2H00M00S" calcext:value-type="time">
            <text:p>02:00:00</text:p>
          </table:table-cell>
          <table:table-cell table:style-name="ce11" office:value-type="time" office:time-value="PT02H30M00S" calcext:value-type="time">
            <text:p>02:30:00</text:p>
          </table:table-cell>
          <table:table-cell table:number-columns-repeated="21"/>
        </table:table-row>
        <table:table-row table:style-name="ro1">
          <table:table-cell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04H20M00S" calcext:value-type="time">
            <text:p>04:20:00</text:p>
          </table:table-cell>
          <table:table-cell table:style-name="ce11" office:value-type="time" office:time-value="PT04H30M00S" calcext:value-type="time">
            <text:p>04:30:00</text:p>
          </table:table-cell>
          <table:table-cell table:style-name="ce11" office:value-type="time" office:time-value="PT04H45M00S" calcext:value-type="time">
            <text:p>04:4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3H02M00S" calcext:value-type="time">
            <text:p>03:02:00</text:p>
          </table:table-cell>
          <table:table-cell table:style-name="ce11" office:value-type="time" office:time-value="PT03H10M00S" calcext:value-type="time">
            <text:p>03:1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0M00S" calcext:value-type="time">
            <text:p>10:10:00</text:p>
          </table:table-cell>
          <table:table-cell table:style-name="ce11" office:value-type="time" office:time-value="PT10H20M00S" calcext:value-type="time">
            <text:p>10:20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15M00S" calcext:value-type="time">
            <text:p>08:1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11" office:value-type="time" office:time-value="PT11H10M00S" calcext:value-type="time">
            <text:p>11:10:00</text:p>
          </table:table-cell>
          <table:table-cell table:style-name="ce11" office:value-type="time" office:time-value="PT11H20M00S" calcext:value-type="time">
            <text:p>11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5M00S" calcext:value-type="time">
            <text:p>08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10H02M00S" calcext:value-type="time">
            <text:p>10:02:00</text:p>
          </table:table-cell>
          <table:table-cell table:style-name="ce11" office:value-type="time" office:time-value="PT10H03M00S" calcext:value-type="time">
            <text:p>10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16H00M00S" calcext:value-type="time">
            <text:p>16:00:00</text:p>
          </table:table-cell>
          <table:table-cell table:style-name="ce11" office:value-type="time" office:time-value="PT16H10M00S" calcext:value-type="time">
            <text:p>16:10:00</text:p>
          </table:table-cell>
          <table:table-cell table:style-name="ce11" office:value-type="time" office:time-value="PT16H30M00S" calcext:value-type="time">
            <text:p>16:3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5M00S" calcext:value-type="time">
            <text:p>08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8H00M00S" calcext:value-type="time">
            <text:p>18:00:00</text:p>
          </table:table-cell>
          <table:table-cell table:style-name="ce11" office:value-type="time" office:time-value="PT18H05M00S" calcext:value-type="time">
            <text:p>18:05:00</text:p>
          </table:table-cell>
          <table:table-cell table:style-name="ce11" office:value-type="time" office:time-value="PT18H20M00S" calcext:value-type="time">
            <text:p>18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11H02M00S" calcext:value-type="time">
            <text:p>11:02:00</text:p>
          </table:table-cell>
          <table:table-cell table:style-name="ce11" office:value-type="time" office:time-value="PT11H05M00S" calcext:value-type="time">
            <text:p>11:0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09H45M00S" calcext:value-type="time">
            <text:p>09:45:00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7H02M00S" calcext:value-type="time">
            <text:p>07:02:00</text:p>
          </table:table-cell>
          <table:table-cell table:style-name="ce11" office:value-type="time" office:time-value="PT07H10M00S" calcext:value-type="time">
            <text:p>07:1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10M00S" calcext:value-type="time">
            <text:p>09:10:00</text:p>
          </table:table-cell>
          <table:table-cell table:style-name="ce11" office:value-type="time" office:time-value="PT09H25M00S" calcext:value-type="time">
            <text:p>09:25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9H02M00S" calcext:value-type="time">
            <text:p>09:02:00</text:p>
          </table:table-cell>
          <table:table-cell table:style-name="ce11" office:value-type="time" office:time-value="PT09H06M00S" calcext:value-type="time">
            <text:p>09:06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3M00S" calcext:value-type="time">
            <text:p>08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2H10M00S" calcext:value-type="time">
            <text:p>12:10:00</text:p>
          </table:table-cell>
          <table:table-cell table:style-name="ce11" office:value-type="time" office:time-value="PT12H20M00S" calcext:value-type="time">
            <text:p>12:2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2M00S" calcext:value-type="time">
            <text:p>08:02:00</text:p>
          </table:table-cell>
          <table:table-cell table:style-name="ce11" office:value-type="time" office:time-value="PT08H03M00S" calcext:value-type="time">
            <text:p>08:03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4H20M00S" calcext:value-type="time">
            <text:p>14:20:00</text:p>
          </table:table-cell>
          <table:table-cell table:style-name="ce11" office:value-type="time" office:time-value="PT14H30M00S" calcext:value-type="time">
            <text:p>14:30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9H02M00S" calcext:value-type="time">
            <text:p>09:02:00</text:p>
          </table:table-cell>
          <table:table-cell table:style-name="ce11" office:value-type="time" office:time-value="PT09H15M00S" calcext:value-type="time">
            <text:p>09:15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11" office:value-type="time" office:time-value="PT15H00M00S" calcext:value-type="time">
            <text:p>15:00:00</text:p>
          </table:table-cell>
          <table:table-cell table:style-name="ce11" office:value-type="time" office:time-value="PT15H05M00S" calcext:value-type="time">
            <text:p>15:05:00</text:p>
          </table:table-cell>
          <table:table-cell table:style-name="ce11" office:value-type="time" office:time-value="PT15H20M00S" calcext:value-type="time">
            <text:p>15:2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time" office:time-value="PT10H02M00S" calcext:value-type="time">
            <text:p>10:02:00</text:p>
          </table:table-cell>
          <table:table-cell table:style-name="ce11" office:value-type="time" office:time-value="PT10H20M00S" calcext:value-type="time">
            <text:p>10:20:00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11" office:value-type="time" office:time-value="PT11H10M00S" calcext:value-type="time">
            <text:p>11:10:00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1" office:value-type="time" office:time-value="PT08H20M00S" calcext:value-type="time">
            <text:p>08:20:00</text:p>
          </table:table-cell>
          <table:table-cell table:style-name="ce11" office:value-type="time" office:time-value="PT08H21M00S" calcext:value-type="time">
            <text:p>08:21:00</text:p>
          </table:table-cell>
          <table:table-cell table:number-columns-repeated="21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3"/>
          <table:table-cell table:style-name="ce8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2:31:29.256956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15:29.693062085</meta:creation-date>
    <dc:date>2022-04-28T02:32:27.229826893</dc:date>
    <meta:editing-duration>PT1H1M2S</meta:editing-duration>
    <meta:editing-cycles>10</meta:editing-cycles>
    <meta:generator>LibreOffice/6.4.7.2$Linux_X86_64 LibreOffice_project/40$Build-2</meta:generator>
    <meta:document-statistic meta:table-count="1" meta:cell-count="796" meta:object-count="0"/>
  </office:meta>
</office:document-meta>
</file>